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3TransactionAnnotationParser.parseTransactionAnnotation( Annotated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3TransactionAnnotationPar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TransactionAnnotationParser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TransactionAttribute.Ejb3TransactionAttribute( TransactionAttribut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TransactionAnnotationParser.parseTransactionAnnotation( jakarta . ejb . TransactionAttribute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TransactionAttribute.rollbackOn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3TransactionAnnotationParser.isCandidate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